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entury Schoolbook 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Century Schoolbook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pan text:style-name="T2">Name <text:s text:c="4"/></text:span><text:span text:style-name="T3">:- </text:span><text:span text:style-name="T1">Abrar Mahedavi</text:span></text:p>
      <text:p text:style-name="P1"><text:span text:style-name="T2">Roll No. </text:span><text:span text:style-name="T3">:- </text:span><text:span text:style-name="T1">21035</text:span></text:p>
      <text:p text:style-name="P1"><text:span text:style-name="T5">Title <text:s text:c="5"/></text:span><text:span text:style-name="T6">:- </text:span><text:span text:style-name="T4">Write a program using object oriented programming <text:tab/><text:tab/><text:tab/><text:tab/> <text:s text:c="2"/>features to implement <text:s/>doubly circular link list with <text:tab/><text:tab/><text:tab/><text:tab/> <text:s text:c="2"/>different manipulating facility in c++.</text:span></text:p>
      <text:p text:style-name="P1">/*</text:p>
      <text:p text:style-name="P4">Program :</text:p>
      <text:p text:style-name="P4"/>
      <text:p text:style-name="P1">#include&lt;iostream&gt; </text:p>
      <text:p text:style-name="P1">using namespace std; </text:p>
      <text:p text:style-name="P1"/>
      <text:p text:style-name="P1">class node <text:tab/><text:tab/><text:tab/><text:tab/><text:tab/><text:tab/>//Declaration of Class </text:p>
      <text:p text:style-name="P1">{ </text:p>
      <text:p text:style-name="P1"><text:tab/>public: </text:p>
      <text:p text:style-name="P1"/>
      <text:p text:style-name="P1"><text:tab/>int data; </text:p>
      <text:p text:style-name="P1"><text:tab/>node *prev; </text:p>
      <text:p text:style-name="P1"><text:tab/>node *next; </text:p>
      <text:p text:style-name="P1"/>
      <text:p text:style-name="P1"><text:tab/>node()<text:tab/><text:tab/><text:tab/><text:tab/><text:tab/>//Default Constructor </text:p>
      <text:p text:style-name="P1"><text:tab/>{ </text:p>
      <text:p text:style-name="P1"><text:tab/><text:tab/>prev=next=NULL; </text:p>
      <text:p text:style-name="P1"><text:tab/>} </text:p>
      <text:p text:style-name="P1">}; </text:p>
      <text:p text:style-name="P1"/>
      <text:p text:style-name="P1">class dcll <text:tab/><text:tab/><text:tab/><text:tab/><text:tab/><text:tab/>//Declaration of Class </text:p>
      <text:p text:style-name="P1">{ </text:p>
      <text:p text:style-name="P1"/>
      <text:p text:style-name="P1"><text:tab/>public: </text:p>
      <text:p text:style-name="P1"><text:tab/>node *head; </text:p>
      <text:p text:style-name="P1"><text:tab/>void create(); <text:tab/><text:tab/><text:tab/><text:tab/>//Prototype for create function </text:p>
      <text:p text:style-name="P1"><text:tab/>void display();<text:tab/><text:tab/><text:tab/><text:tab/> //Prototype for display function </text:p>
      <text:p text:style-name="P1"><text:tab/>void insert_beg(); <text:tab/><text:tab/><text:tab/>//Prototype for insert_beg function </text:p>
      <text:p text:style-name="P1"><text:tab/>void insert_end(); <text:tab/><text:tab/><text:tab/>//Prototype for insert_end function </text:p>
      <text:p text:style-name="P1"><text:tab/>void insert_between(); <text:tab/><text:tab/><text:tab/>//Prototype for insert_between function </text:p>
      <text:p text:style-name="P1"><text:tab/>void del_beg(); <text:tab/><text:tab/><text:tab/><text:tab/>//Prototype for del_beg function </text:p>
      <text:p text:style-name="P1"><text:soft-page-break/><text:tab/>void del_end(); <text:tab/><text:tab/><text:tab/><text:tab/>//Prototype for del_end function </text:p>
      <text:p text:style-name="P1"><text:tab/>void del_between(); <text:tab/><text:tab/><text:tab/>//Prototype for del_between function </text:p>
      <text:p text:style-name="P1"><text:tab/>void search(); <text:tab/><text:tab/><text:tab/><text:tab/>//Prototype for search function </text:p>
      <text:p text:style-name="P1"><text:tab/>dcll()<text:tab/><text:tab/><text:tab/><text:tab/><text:tab/><text:tab/>//Constructor Defination </text:p>
      <text:p text:style-name="P1"><text:tab/>{ </text:p>
      <text:p text:style-name="P1"><text:tab/>head=NULL; </text:p>
      <text:p text:style-name="P1"><text:tab/>} </text:p>
      <text:p text:style-name="P1">}; </text:p>
      <text:p text:style-name="P1"/>
      <text:p text:style-name="P1">void dcll::create()<text:tab/><text:tab/><text:tab/><text:tab/>//Creating the node </text:p>
      <text:p text:style-name="P1">{ </text:p>
      <text:p text:style-name="P1"><text:s/></text:p>
      <text:p text:style-name="P1"><text:tab/>int flag=1; </text:p>
      <text:p text:style-name="P1"><text:tab/>char ans; </text:p>
      <text:p text:style-name="P1"><text:tab/>node *p,*temp; </text:p>
      <text:p text:style-name="P1"><text:tab/>head=new node; </text:p>
      <text:p text:style-name="P1"><text:tab/>do </text:p>
      <text:p text:style-name="P1"><text:tab/>{ </text:p>
      <text:p text:style-name="P1"/>
      <text:p text:style-name="P1"><text:tab/><text:tab/>p=new node; </text:p>
      <text:p text:style-name="P1"><text:tab/><text:tab/>p-&gt;next=NULL; </text:p>
      <text:p text:style-name="P1"><text:tab/><text:tab/>p-&gt;prev=NULL; </text:p>
      <text:p text:style-name="P1"><text:tab/><text:tab/>cout&lt;&lt;"\nEnter the data:"; </text:p>
      <text:p text:style-name="P1"><text:tab/><text:tab/>cin&gt;&gt;p-&gt;data; </text:p>
      <text:p text:style-name="P1"/>
      <text:p text:style-name="P1"><text:tab/><text:tab/>if(flag==1)<text:tab/><text:tab/><text:tab/><text:tab/>//Flag for head node </text:p>
      <text:p text:style-name="P1"><text:tab/><text:tab/>{ </text:p>
      <text:p text:style-name="P1"><text:tab/><text:tab/> <text:s text:c="2"/>head=p; </text:p>
      <text:p text:style-name="P1"><text:tab/><text:tab/> <text:s text:c="2"/>p-&gt;prev=head; </text:p>
      <text:p text:style-name="P1"><text:tab/><text:tab/> <text:s text:c="2"/>p-&gt;next=head; </text:p>
      <text:p text:style-name="P1"><text:tab/><text:tab/> <text:s text:c="2"/>flag=0;<text:tab/><text:tab/><text:tab/><text:tab/>//Resting flag for other nodes <text:s text:c="4"/></text:p>
      <text:p text:style-name="P1"><text:tab/><text:tab/>} </text:p>
      <text:p text:style-name="P1"><text:tab/><text:tab/>else </text:p>
      <text:p text:style-name="P1"><text:tab/><text:tab/>{ </text:p>
      <text:p text:style-name="P1"><text:tab/><text:tab/> <text:s/>temp=head; </text:p>
      <text:p text:style-name="P1"><text:tab/><text:tab/> <text:s/>while(temp-&gt;next!=head)<text:tab/>//Finding last node </text:p>
      <text:p text:style-name="P1"><text:tab/><text:tab/> <text:s/>temp=temp-&gt;next; </text:p>
      <text:p text:style-name="P1"/>
      <text:p text:style-name="P1"><text:tab/><text:tab/> <text:s/>p-&gt;next=head; </text:p>
      <text:p text:style-name="P1"><text:soft-page-break/><text:tab/><text:tab/> <text:s/>p-&gt;prev=temp; </text:p>
      <text:p text:style-name="P1"><text:tab/><text:tab/> <text:s/>temp-&gt;next=p; </text:p>
      <text:p text:style-name="P1"><text:tab/><text:tab/> <text:s/>head-&gt;prev=p; </text:p>
      <text:p text:style-name="P1"><text:tab/><text:tab/>} </text:p>
      <text:p text:style-name="P1"><text:tab/>cout&lt;&lt;"\nYou want to enter more nodes?:"; </text:p>
      <text:p text:style-name="P1"><text:tab/>cin&gt;&gt;ans; </text:p>
      <text:p text:style-name="P1"><text:tab/>} </text:p>
      <text:p text:style-name="P1"><text:tab/>while(ans=='Y'||ans=='y'); </text:p>
      <text:p text:style-name="P1">} </text:p>
      <text:p text:style-name="P1"/>
      <text:p text:style-name="P1">void dcll::display()<text:tab/><text:tab/><text:tab/><text:tab/>//Function for Displaying node </text:p>
      <text:p text:style-name="P1">{ </text:p>
      <text:p text:style-name="P1"><text:tab/>node *temp; </text:p>
      <text:p text:style-name="P1"><text:tab/>temp=head; </text:p>
      <text:p text:style-name="P1"><text:tab/>if(temp==NULL) </text:p>
      <text:p text:style-name="P1"><text:tab/>cout&lt;&lt;"\n LIST IS EMPTY";<text:tab/>//Check the list is EMPTY or NOT </text:p>
      <text:p text:style-name="P1"><text:tab/>else </text:p>
      <text:p text:style-name="P1"><text:tab/>do </text:p>
      <text:p text:style-name="P1"><text:tab/>{ </text:p>
      <text:p text:style-name="P1"><text:tab/><text:tab/>cout&lt;&lt;temp-&gt;data&lt;&lt;"==&gt; "; </text:p>
      <text:p text:style-name="P1"><text:tab/><text:tab/>temp=temp-&gt;next; </text:p>
      <text:p text:style-name="P1"><text:tab/>}while(temp!=head); </text:p>
      <text:p text:style-name="P1">} </text:p>
      <text:p text:style-name="P1"/>
      <text:p text:style-name="P1">void dcll::insert_beg()<text:tab/><text:tab/><text:tab/><text:tab/>//Function for Insert at Start </text:p>
      <text:p text:style-name="P1">{ </text:p>
      <text:p text:style-name="P1"><text:tab/>node *p,*temp; </text:p>
      <text:p text:style-name="P1"><text:tab/>p=new node; </text:p>
      <text:p text:style-name="P1"><text:tab/>p-&gt;next=NULL; </text:p>
      <text:p text:style-name="P1"><text:tab/>p-&gt;prev=NULL; </text:p>
      <text:p text:style-name="P1"><text:tab/>cout&lt;&lt;"\nEnter data:"; </text:p>
      <text:p text:style-name="P1"><text:tab/>cin&gt;&gt;p-&gt;data; </text:p>
      <text:p text:style-name="P1"><text:tab/>if(head==NULL)<text:tab/><text:tab/><text:tab/><text:tab/>//If list is EMPTY,take new node as head </text:p>
      <text:p text:style-name="P1"><text:tab/>{ </text:p>
      <text:p text:style-name="P1"><text:tab/><text:tab/>head=p; </text:p>
      <text:p text:style-name="P1"><text:tab/><text:tab/>p-&gt;prev=head; </text:p>
      <text:p text:style-name="P1"><text:tab/><text:tab/>p-&gt;next=head; </text:p>
      <text:p text:style-name="P1"><text:tab/>} </text:p>
      <text:p text:style-name="P1"><text:tab/>else </text:p>
      <text:p text:style-name="P1"><text:soft-page-break/><text:tab/>{ </text:p>
      <text:p text:style-name="P1"><text:tab/><text:tab/>temp=head; </text:p>
      <text:p text:style-name="P1"><text:tab/><text:tab/>while(temp-&gt;next!=head) </text:p>
      <text:p text:style-name="P1"><text:tab/><text:tab/>temp=temp-&gt;next; </text:p>
      <text:p text:style-name="P1"><text:tab/><text:tab/>p-&gt;next=head; </text:p>
      <text:p text:style-name="P1"><text:tab/><text:tab/>p-&gt;prev=temp; </text:p>
      <text:p text:style-name="P1"><text:tab/><text:tab/>head-&gt;prev=p; </text:p>
      <text:p text:style-name="P1"><text:tab/><text:tab/>temp-&gt;next=p; </text:p>
      <text:p text:style-name="P1"><text:tab/><text:tab/>head=p; </text:p>
      <text:p text:style-name="P1"><text:tab/>} </text:p>
      <text:p text:style-name="P1">cout&lt;&lt;"\nNode is inserted!"; </text:p>
      <text:p text:style-name="P1">} </text:p>
      <text:p text:style-name="P1"/>
      <text:p text:style-name="P1">void dcll::insert_end()<text:tab/><text:tab/><text:tab/><text:tab/>//Function for Inserting node at end </text:p>
      <text:p text:style-name="P1">{ </text:p>
      <text:p text:style-name="P1"><text:tab/>node *p,*temp; </text:p>
      <text:p text:style-name="P1"><text:tab/>p=new node; </text:p>
      <text:p text:style-name="P1"><text:tab/>p-&gt;prev=NULL; </text:p>
      <text:p text:style-name="P1"><text:tab/>p-&gt;next=NULL; </text:p>
      <text:p text:style-name="P1"><text:tab/>cout&lt;&lt;"\nEnter the data:"; </text:p>
      <text:p text:style-name="P1"><text:tab/>cin&gt;&gt;p-&gt;data; </text:p>
      <text:p text:style-name="P1"/>
      <text:p text:style-name="P1"><text:tab/>if(head==NULL)<text:tab/><text:tab/><text:tab/>//If list is EMPTY,take new node as HEAD </text:p>
      <text:p text:style-name="P1"><text:tab/>{ </text:p>
      <text:p text:style-name="P1"><text:tab/><text:tab/>head=p; </text:p>
      <text:p text:style-name="P1"><text:tab/><text:tab/>p-&gt;next=head; </text:p>
      <text:p text:style-name="P1"><text:tab/><text:tab/>p-&gt;prev=head; </text:p>
      <text:p text:style-name="P1"><text:tab/>} </text:p>
      <text:p text:style-name="P1"><text:tab/>else </text:p>
      <text:p text:style-name="P1"><text:tab/>{ </text:p>
      <text:p text:style-name="P1"><text:tab/>temp=head; </text:p>
      <text:p text:style-name="P1"><text:tab/>while(temp-&gt;next!=head) </text:p>
      <text:p text:style-name="P1"><text:tab/>temp=temp-&gt;next; </text:p>
      <text:p text:style-name="P1"><text:tab/>p-&gt;next=head; </text:p>
      <text:p text:style-name="P1"><text:tab/>p-&gt;prev=temp; </text:p>
      <text:p text:style-name="P1"><text:tab/>head-&gt;prev=p; </text:p>
      <text:p text:style-name="P1"><text:tab/>temp-&gt;next=p; </text:p>
      <text:p text:style-name="P1"><text:tab/>temp-&gt;next-&gt;prev=temp; </text:p>
      <text:p text:style-name="P1"><text:tab/>} </text:p>
      <text:p text:style-name="P1"><text:soft-page-break/><text:s/>cout&lt;&lt;"\nNode is inserted!!"; </text:p>
      <text:p text:style-name="P1">} </text:p>
      <text:p text:style-name="P1"/>
      <text:p text:style-name="P1">void dcll::insert_between()<text:tab/><text:tab/><text:tab/>//Function for Inserting node in Between </text:p>
      <text:p text:style-name="P1">{ </text:p>
      <text:p text:style-name="P1"><text:tab/>int element; </text:p>
      <text:p text:style-name="P1"><text:tab/>node *p,*temp; </text:p>
      <text:p text:style-name="P1"><text:tab/>p=new node; </text:p>
      <text:p text:style-name="P1"><text:tab/>p-&gt;next=NULL; </text:p>
      <text:p text:style-name="P1"><text:tab/>p-&gt;prev=NULL; </text:p>
      <text:p text:style-name="P1"><text:tab/>cout&lt;&lt;"\nEnter the data:"; </text:p>
      <text:p text:style-name="P1"><text:tab/>cin&gt;&gt;p-&gt;data; </text:p>
      <text:p text:style-name="P1"><text:tab/>if(head==NULL) </text:p>
      <text:p text:style-name="P1"><text:tab/>{ </text:p>
      <text:p text:style-name="P1"><text:tab/><text:tab/>head=p; </text:p>
      <text:p text:style-name="P1"><text:tab/>} </text:p>
      <text:p text:style-name="P1"><text:tab/>else </text:p>
      <text:p text:style-name="P1"><text:tab/>{ </text:p>
      <text:p text:style-name="P1"><text:tab/><text:tab/>cout&lt;&lt;"\nEnter the element after which you want to insert node:"; </text:p>
      <text:p text:style-name="P1"><text:tab/><text:tab/>cin&gt;&gt;element; </text:p>
      <text:p text:style-name="P1"><text:tab/><text:tab/>temp=head; </text:p>
      <text:p text:style-name="P1"><text:tab/>do </text:p>
      <text:p text:style-name="P1"><text:tab/>{ </text:p>
      <text:p text:style-name="P1"><text:tab/><text:tab/>if(temp-&gt;data==element) </text:p>
      <text:p text:style-name="P1"><text:tab/><text:tab/>{ </text:p>
      <text:p text:style-name="P1"><text:tab/><text:tab/> <text:s/>p-&gt;next=temp-&gt;next; </text:p>
      <text:p text:style-name="P1"><text:tab/><text:tab/> <text:s/>(temp-&gt;next)-&gt;prev=p; </text:p>
      <text:p text:style-name="P1"><text:tab/><text:tab/> <text:s/>temp-&gt;next=p; </text:p>
      <text:p text:style-name="P1"><text:tab/><text:tab/> <text:s/>p-&gt;prev=temp; </text:p>
      <text:p text:style-name="P1"><text:tab/><text:tab/> <text:s/>return; </text:p>
      <text:p text:style-name="P1"><text:tab/><text:tab/>} </text:p>
      <text:p text:style-name="P1"><text:tab/><text:tab/>else </text:p>
      <text:p text:style-name="P1"><text:tab/><text:tab/>{ </text:p>
      <text:p text:style-name="P1"><text:tab/><text:tab/> <text:s/>temp=temp-&gt;next; </text:p>
      <text:p text:style-name="P1"><text:tab/><text:tab/>} </text:p>
      <text:p text:style-name="P1"><text:tab/>}while(temp!=head); </text:p>
      <text:p text:style-name="P1"><text:tab/>} </text:p>
      <text:p text:style-name="P1"/>
      <text:p text:style-name="P1"/>
      <text:p text:style-name="P1"><text:soft-page-break/><text:tab/>cout&lt;&lt;"\nNode is inserted!!"; </text:p>
      <text:p text:style-name="P1">} </text:p>
      <text:p text:style-name="P1"/>
      <text:p text:style-name="P1">void dcll::del_beg()<text:tab/><text:tab/><text:tab/><text:tab/>//Function for deleting the node at Start </text:p>
      <text:p text:style-name="P1">{ </text:p>
      <text:p text:style-name="P1"><text:tab/>node *temp,*temp1; </text:p>
      <text:p text:style-name="P1"><text:tab/>temp=head; </text:p>
      <text:p text:style-name="P1"><text:tab/>temp1=temp-&gt;next; </text:p>
      <text:p text:style-name="P1"><text:tab/>while(temp-&gt;next!=head) </text:p>
      <text:p text:style-name="P1"><text:tab/>{ </text:p>
      <text:p text:style-name="P1"><text:tab/><text:tab/>temp=temp-&gt;next; </text:p>
      <text:p text:style-name="P1"><text:tab/>} </text:p>
      <text:p text:style-name="P1"><text:tab/>temp-&gt;next=temp1; </text:p>
      <text:p text:style-name="P1"><text:tab/>temp1-&gt;prev=temp; </text:p>
      <text:p text:style-name="P1"/>
      <text:p text:style-name="P1"><text:tab/>delete head; </text:p>
      <text:p text:style-name="P1"><text:tab/>head=temp1; </text:p>
      <text:p text:style-name="P1"/>
      <text:p text:style-name="P1"><text:tab/>cout&lt;&lt;"\nDeleted the node at the beginning!!"; </text:p>
      <text:p text:style-name="P1">} </text:p>
      <text:p text:style-name="P1"/>
      <text:p text:style-name="P1">void dcll::del_end()<text:tab/><text:tab/><text:tab/>//Function for Deleting the node at End </text:p>
      <text:p text:style-name="P1">{ </text:p>
      <text:p text:style-name="P1"><text:tab/>node *temp,*temp1; </text:p>
      <text:p text:style-name="P1"><text:tab/>temp=head; </text:p>
      <text:p text:style-name="P1"><text:tab/> </text:p>
      <text:p text:style-name="P1"><text:tab/>while(temp-&gt;next!=head) </text:p>
      <text:p text:style-name="P1"><text:tab/>{ </text:p>
      <text:p text:style-name="P1"><text:tab/><text:tab/>temp=temp-&gt;next; </text:p>
      <text:p text:style-name="P1"><text:tab/>}<text:tab/> </text:p>
      <text:p text:style-name="P1"><text:tab/><text:tab/>temp1=temp-&gt;prev; </text:p>
      <text:p text:style-name="P1"><text:tab/><text:tab/>temp1-&gt;next=head; </text:p>
      <text:p text:style-name="P1"><text:tab/><text:tab/>head-&gt;prev=temp1; </text:p>
      <text:p text:style-name="P1"><text:tab/><text:tab/>delete temp; </text:p>
      <text:p text:style-name="P1"><text:tab/><text:tab/>temp=temp1; </text:p>
      <text:p text:style-name="P1"><text:tab/><text:tab/><text:tab/> </text:p>
      <text:p text:style-name="P1"><text:tab/><text:tab/><text:tab/>cout&lt;&lt;"\n node in the last is deleted"; </text:p>
      <text:p text:style-name="P1"><text:tab/><text:tab/><text:tab/> </text:p>
      <text:p text:style-name="P1">} </text:p>
      <text:p text:style-name="P1"><text:soft-page-break/>void dcll::del_between()<text:tab/><text:tab/><text:tab/>//Function for Deleting the in Between node </text:p>
      <text:p text:style-name="P1">{ </text:p>
      <text:p text:style-name="P1"><text:tab/>node *temp,*temp1; </text:p>
      <text:p text:style-name="P1"><text:tab/>int element; </text:p>
      <text:p text:style-name="P1"><text:tab/>cout&lt;&lt;"\nEnter the data you want to delete:"; </text:p>
      <text:p text:style-name="P1"><text:tab/>cin&gt;&gt;element; </text:p>
      <text:p text:style-name="P1"><text:tab/>temp=head; </text:p>
      <text:p text:style-name="P1"><text:tab/>if(temp-&gt;data==element) </text:p>
      <text:p text:style-name="P1"><text:tab/>{ </text:p>
      <text:p text:style-name="P1"><text:tab/><text:tab/>temp=temp-&gt;next; </text:p>
      <text:p text:style-name="P1"><text:tab/><text:tab/>if(temp==temp1) </text:p>
      <text:p text:style-name="P1"><text:tab/><text:tab/>{ </text:p>
      <text:p text:style-name="P1"><text:tab/><text:tab/><text:tab/>temp=temp1=NULL; </text:p>
      <text:p text:style-name="P1"><text:tab/><text:tab/><text:tab/>delete head; </text:p>
      <text:p text:style-name="P1"><text:tab/><text:tab/><text:tab/>cout&lt;&lt;"\n Node is deleted,linked list is empty"; </text:p>
      <text:p text:style-name="P1"><text:tab/><text:tab/>} </text:p>
      <text:p text:style-name="P1"><text:tab/><text:tab/>else </text:p>
      <text:p text:style-name="P1"><text:tab/><text:tab/>{ </text:p>
      <text:p text:style-name="P1"><text:tab/><text:tab/><text:tab/>while(temp-&gt;next!=head) </text:p>
      <text:p text:style-name="P1"><text:tab/><text:tab/><text:tab/>temp=temp-&gt;next; </text:p>
      <text:p text:style-name="P1"><text:tab/><text:tab/><text:tab/>temp-&gt;next=temp1; </text:p>
      <text:p text:style-name="P1"><text:tab/><text:tab/><text:tab/>temp1-&gt;prev=temp; </text:p>
      <text:p text:style-name="P1"><text:tab/><text:tab/><text:tab/>head=temp1; </text:p>
      <text:p text:style-name="P1"><text:tab/><text:tab/><text:tab/>cout&lt;&lt;"\nNode is deleted "; </text:p>
      <text:p text:style-name="P1"><text:tab/><text:tab/>} </text:p>
      <text:p text:style-name="P1"><text:tab/>} </text:p>
      <text:p text:style-name="P1"><text:tab/>else </text:p>
      <text:p text:style-name="P1"><text:tab/>{ </text:p>
      <text:p text:style-name="P1"><text:tab/><text:tab/>while(temp-&gt;next!=head) </text:p>
      <text:p text:style-name="P1"><text:tab/><text:tab/>{ </text:p>
      <text:p text:style-name="P1"><text:tab/><text:tab/><text:tab/>if((temp-&gt;next)-&gt;data==element) </text:p>
      <text:p text:style-name="P1"><text:tab/><text:tab/><text:tab/>{ </text:p>
      <text:p text:style-name="P1"><text:tab/><text:tab/><text:tab/><text:tab/>temp1=temp-&gt;next; </text:p>
      <text:p text:style-name="P1"><text:tab/><text:tab/><text:tab/><text:tab/>temp-&gt;next=temp1-&gt;next; </text:p>
      <text:p text:style-name="P1"><text:tab/><text:tab/><text:tab/><text:tab/>(temp1-&gt;next)-&gt;prev=temp; </text:p>
      <text:p text:style-name="P1"><text:tab/><text:tab/><text:tab/><text:tab/>delete temp1; </text:p>
      <text:p text:style-name="P1"><text:tab/><text:tab/><text:tab/><text:tab/>cout&lt;&lt;"\nNode is deleted"; </text:p>
      <text:p text:style-name="P1"><text:tab/><text:tab/><text:tab/>} </text:p>
      <text:p text:style-name="P1"><text:soft-page-break/><text:tab/><text:tab/><text:tab/>else </text:p>
      <text:p text:style-name="P1"><text:tab/><text:tab/><text:tab/>temp=temp-&gt;next; </text:p>
      <text:p text:style-name="P1"><text:tab/><text:tab/>} </text:p>
      <text:p text:style-name="P1"><text:tab/>} </text:p>
      <text:p text:style-name="P1">} </text:p>
      <text:p text:style-name="P1"/>
      <text:p text:style-name="P1">void dcll::search()<text:tab/><text:tab/><text:tab/>//Search Function </text:p>
      <text:p text:style-name="P1">{ </text:p>
      <text:p text:style-name="P1"><text:tab/>int element; </text:p>
      <text:p text:style-name="P1"><text:tab/>cout&lt;&lt;"\nEnter the element you want to search:"; </text:p>
      <text:p text:style-name="P1"><text:tab/>cin&gt;&gt;element; </text:p>
      <text:p text:style-name="P1"/>
      <text:p text:style-name="P1"><text:tab/>node *temp; </text:p>
      <text:p text:style-name="P1"><text:tab/>int flag; </text:p>
      <text:p text:style-name="P1"><text:tab/>temp=head; </text:p>
      <text:p text:style-name="P1"><text:tab/>if(temp==NULL)<text:tab/> <text:tab/><text:tab/><text:tab/>//Checking for EMPTY list condition </text:p>
      <text:p text:style-name="P1"><text:tab/>{ </text:p>
      <text:p text:style-name="P1"><text:tab/><text:tab/>cout&lt;&lt;"\nThe list is empty"; </text:p>
      <text:p text:style-name="P1"><text:tab/>} </text:p>
      <text:p text:style-name="P1"><text:s/><text:tab/>flag=0; </text:p>
      <text:p text:style-name="P1"><text:tab/>while(temp-&gt;next!=head &amp;&amp; flag==0) </text:p>
      <text:p text:style-name="P1"><text:tab/>{ </text:p>
      <text:p text:style-name="P1"/>
      <text:p text:style-name="P1"><text:tab/><text:tab/>if(temp-&gt;data==element) </text:p>
      <text:p text:style-name="P1"><text:tab/><text:tab/>{ </text:p>
      <text:p text:style-name="P1"><text:tab/><text:tab/><text:tab/>flag=1; </text:p>
      <text:p text:style-name="P1"><text:tab/><text:tab/>} </text:p>
      <text:p text:style-name="P1"><text:tab/><text:tab/>else </text:p>
      <text:p text:style-name="P1"><text:tab/><text:tab/>{ </text:p>
      <text:p text:style-name="P1"><text:tab/><text:tab/><text:tab/>temp=temp-&gt;next; </text:p>
      <text:p text:style-name="P1"><text:tab/><text:tab/>} </text:p>
      <text:p text:style-name="P1"><text:tab/>} </text:p>
      <text:p text:style-name="P1"><text:tab/>if(flag==1) </text:p>
      <text:p text:style-name="P1"><text:tab/>{ </text:p>
      <text:p text:style-name="P1"><text:tab/><text:tab/>cout&lt;&lt;"\nThe node is present"; </text:p>
      <text:p text:style-name="P1"><text:tab/>} </text:p>
      <text:p text:style-name="P1"><text:tab/></text:p>
      <text:p text:style-name="P1"/>
      <text:p text:style-name="P1"/>
      <text:p text:style-name="P1"><text:soft-page-break/><text:tab/>else</text:p>
      <text:p text:style-name="P1"><text:tab/>{ </text:p>
      <text:p text:style-name="P1"><text:tab/><text:tab/>cout&lt;&lt;"The node is not present"; </text:p>
      <text:p text:style-name="P1"><text:tab/>}</text:p>
      <text:p text:style-name="P1">} </text:p>
      <text:p text:style-name="P1"/>
      <text:p text:style-name="P1">int main() </text:p>
      <text:p text:style-name="P1">{ </text:p>
      <text:p text:style-name="P1"><text:tab/>node n; </text:p>
      <text:p text:style-name="P1"><text:tab/>dcll d;<text:tab/><text:tab/><text:tab/><text:tab/><text:tab/>//Object is Created </text:p>
      <text:p text:style-name="P1"><text:tab/>int c; </text:p>
      <text:p text:style-name="P1"><text:tab/>do </text:p>
      <text:p text:style-name="P1"><text:tab/><text:tab/>{ </text:p>
      <text:p text:style-name="P1"><text:tab/><text:tab/>cout&lt;&lt;"\n Enter the option you want to perform with nodes: "&lt;&lt;endl; </text:p>
      <text:p text:style-name="P1"><text:tab/><text:tab/>cout&lt;&lt;"1.CREATE "&lt;&lt;endl; </text:p>
      <text:p text:style-name="P1"><text:tab/><text:tab/>cout&lt;&lt;"2.DISPLAY "&lt;&lt;endl; </text:p>
      <text:p text:style-name="P1"><text:tab/><text:tab/>cout&lt;&lt;"3.INSERT AT BEGINNING "&lt;&lt;endl; </text:p>
      <text:p text:style-name="P1"><text:tab/><text:tab/>cout&lt;&lt;"4.INSERT AT END "&lt;&lt;endl; </text:p>
      <text:p text:style-name="P1"><text:tab/><text:tab/>cout&lt;&lt;"5.INSERT IN BETWEEN "&lt;&lt;endl; </text:p>
      <text:p text:style-name="P1"><text:tab/><text:tab/>cout&lt;&lt;"6.DELETE NODE AT BEGINNING "&lt;&lt;endl; </text:p>
      <text:p text:style-name="P1"><text:tab/><text:tab/>cout&lt;&lt;"7.DELETE THE NODE AT THE END "&lt;&lt;endl; </text:p>
      <text:p text:style-name="P1"><text:tab/><text:tab/>cout&lt;&lt;"8.DELETE IN BETWEEN "&lt;&lt;endl; </text:p>
      <text:p text:style-name="P1"><text:tab/><text:tab/>cout&lt;&lt;"9.SEARCH THE NODE "&lt;&lt;endl; </text:p>
      <text:p text:style-name="P1"><text:tab/><text:tab/>cout&lt;&lt;"10.EXIT "&lt;&lt;endl; </text:p>
      <text:p text:style-name="P1"><text:tab/><text:tab/>cin&gt;&gt;c;<text:tab/><text:tab/><text:tab/>//function calling </text:p>
      <text:p text:style-name="P1"><text:tab/><text:tab/>switch(c) </text:p>
      <text:p text:style-name="P1"><text:tab/><text:tab/> <text:s/>{ </text:p>
      <text:p text:style-name="P1"><text:tab/><text:tab/><text:tab/>case 1:d.create(); </text:p>
      <text:p text:style-name="P1"><text:tab/><text:tab/><text:tab/>break; </text:p>
      <text:p text:style-name="P1"/>
      <text:p text:style-name="P1"><text:tab/><text:tab/><text:tab/>case 2:d.display(); </text:p>
      <text:p text:style-name="P1"><text:tab/><text:tab/><text:tab/>break; </text:p>
      <text:p text:style-name="P1"><text:s/></text:p>
      <text:p text:style-name="P1"><text:tab/><text:tab/><text:tab/>case 3:d.insert_beg(); </text:p>
      <text:p text:style-name="P1"><text:tab/><text:tab/><text:tab/>break; </text:p>
      <text:p text:style-name="P1"/>
      <text:p text:style-name="P1"><text:tab/><text:tab/><text:tab/>case 4:d.insert_end(); </text:p>
      <text:p text:style-name="P1"><text:tab/><text:tab/><text:tab/>break; </text:p>
      <text:p text:style-name="P1"/>
      <text:p text:style-name="P1"><text:soft-page-break/><text:tab/><text:tab/><text:tab/>case 5:d.insert_between(); </text:p>
      <text:p text:style-name="P1"><text:tab/><text:tab/><text:tab/>break; </text:p>
      <text:p text:style-name="P1"/>
      <text:p text:style-name="P1"><text:tab/><text:tab/><text:tab/>case 6:d.del_beg(); </text:p>
      <text:p text:style-name="P1"><text:tab/><text:tab/><text:tab/>break; </text:p>
      <text:p text:style-name="P1"><text:s/></text:p>
      <text:p text:style-name="P1"><text:tab/><text:tab/><text:tab/>case 7:d.del_end(); </text:p>
      <text:p text:style-name="P1"><text:tab/><text:tab/><text:tab/>break; </text:p>
      <text:p text:style-name="P1"/>
      <text:p text:style-name="P1"><text:tab/><text:tab/><text:tab/>case 8:d.del_between(); </text:p>
      <text:p text:style-name="P1"><text:tab/><text:tab/><text:tab/>break; </text:p>
      <text:p text:style-name="P1"/>
      <text:p text:style-name="P1"><text:tab/><text:tab/><text:tab/>case 9:d.search(); </text:p>
      <text:p text:style-name="P1"><text:tab/><text:tab/><text:tab/>break; </text:p>
      <text:p text:style-name="P1"/>
      <text:p text:style-name="P1"><text:tab/><text:tab/><text:tab/>case 10:break; </text:p>
      <text:p text:style-name="P1"><text:tab/><text:tab/> <text:s/>} </text:p>
      <text:p text:style-name="P1"><text:tab/><text:tab/>}while(c!=10); </text:p>
      <text:p text:style-name="P1"><text:tab/>return 0; </text:p>
      <text:p text:style-name="P1">} </text:p>
      <text:p text:style-name="P4"/>
      <text:p text:style-name="P4">Output :</text:p>
      <text:p text:style-name="P3"/>
      <text:p text:style-name="P1">compeng-sl2-08@compeng-sl2-08:~/Abrar$ g++ DCLL.cpp </text:p>
      <text:p text:style-name="P1">compeng-sl2-08@compeng-sl2-08:~/Abrar$ ./a.out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1 </text:p>
      <text:p text:style-name="P1"><text:soft-page-break/><text:s/>Enter the data:<text:span text:style-name="T10">10 </text:span></text:p>
      <text:p text:style-name="P1"/>
      <text:p text:style-name="P1">You want to enter more nodes?:<text:span text:style-name="T10">y </text:span></text:p>
      <text:p text:style-name="P1"/>
      <text:p text:style-name="P1">Enter the data:<text:span text:style-name="T10">20 </text:span></text:p>
      <text:p text:style-name="P1"/>
      <text:p text:style-name="P1">You want to enter more nodes?:<text:span text:style-name="T10">Y</text:span> </text:p>
      <text:p text:style-name="P1"/>
      <text:p text:style-name="P1">Enter the data:<text:span text:style-name="T10">30</text:span> </text:p>
      <text:p text:style-name="P1"/>
      <text:p text:style-name="P1">You want to enter more nodes?:n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1"><text:span text:style-name="T10">10==&gt; 20==&gt; 30==&gt;</text:span>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3 </text:p>
      <text:p text:style-name="P1"><text:soft-page-break/><text:s/></text:p>
      <text:p text:style-name="P1">Enter data:<text:span text:style-name="T10">0 </text:span></text:p>
      <text:p text:style-name="P1"/>
      <text:p text:style-name="P1"><text:span text:style-name="T10">Node is inserted!</text:span>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0==&gt; 10==&gt; 20==&gt; 3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4 </text:p>
      <text:p text:style-name="P1"/>
      <text:p text:style-name="P1">Enter the data:<text:span text:style-name="T10">40</text:span> </text:p>
      <text:p text:style-name="P1"/>
      <text:p text:style-name="P2">Node is inserted!! </text:p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0==&gt; 10==&gt; 20==&gt; 30==&gt; 4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5 </text:p>
      <text:p text:style-name="P1"/>
      <text:p text:style-name="P1">Enter the data:<text:span text:style-name="T10">25 </text:span></text:p>
      <text:p text:style-name="P1"/>
      <text:p text:style-name="P1">Enter the element after which you want to insert node:<text:span text:style-name="T10">20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0==&gt; 10==&gt; 20==&gt; 25==&gt; 30==&gt; 4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6 </text:p>
      <text:p text:style-name="P1"/>
      <text:p text:style-name="P2">Deleted the node at the beginning!!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10==&gt; 20==&gt; 25==&gt; 30==&gt; 4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7 </text:p>
      <text:p text:style-name="P1"/>
      <text:p text:style-name="P1"><text:s/><text:span text:style-name="T10">node in the last is delete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10==&gt; 20==&gt; 25==&gt; 3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8 </text:p>
      <text:p text:style-name="P1"/>
      <text:p text:style-name="P1">Enter the data you want to delete:<text:span text:style-name="T10">25 </text:span></text:p>
      <text:p text:style-name="P1"/>
      <text:p text:style-name="P1"><text:span text:style-name="T10">Node is delete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2 </text:p>
      <text:p text:style-name="P1"/>
      <text:p text:style-name="P2">10==&gt; 20==&gt; 30==&gt; </text:p>
      <text:p text:style-name="P1"/>
      <text:p text:style-name="P1"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9 </text:p>
      <text:p text:style-name="P1"/>
      <text:p text:style-name="P1">Enter the element you want to search:<text:span text:style-name="T10">20</text:span> </text:p>
      <text:p text:style-name="P1"/>
      <text:p text:style-name="P1"><text:span text:style-name="T10">The node is present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Enter the option you want to perform with nodes: </text:p>
      <text:p text:style-name="P1">1.CREATE </text:p>
      <text:p text:style-name="P1">2.DISPLAY </text:p>
      <text:p text:style-name="P1">3.INSERT AT BEGINNING </text:p>
      <text:p text:style-name="P1">4.INSERT AT END </text:p>
      <text:p text:style-name="P1">5.INSERT IN BETWEEN </text:p>
      <text:p text:style-name="P1">6.DELETE NODE AT BEGINNING </text:p>
      <text:p text:style-name="P1">7.DELETE THE NODE AT THE END </text:p>
      <text:p text:style-name="P1">8.DELETE IN BETWEEN </text:p>
      <text:p text:style-name="P1">9.SEARCH THE NODE </text:p>
      <text:p text:style-name="P1">10.EXIT </text:p>
      <text:p text:style-name="P1">10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at </meta:initial-creator>
    <meta:creation-date>2014-09-17T22:26:55</meta:creation-date>
    <dc:date>2014-09-17T23:15:20</dc:date>
    <dc:creator>hayat </dc:creator>
    <meta:editing-duration>PT26M52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8" meta:paragraph-count="553" meta:word-count="1400" meta:character-count="10530" meta:non-whitespace-character-count="8473"/>
  </office:meta>
</office:document-meta>
</file>